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75cm" fo:min-width="17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49cm" fo:min-width="0.49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7.5cm" fo:min-width="4.2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5.5cm" fo:min-width="4.7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5.5cm" fo:min-width="4.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4cm" fo:min-width="4.5cm"/>
    </style:style>
    <style:style style:name="gr7" style:family="graphic" style:parent-style-name="standard">
      <style:graphic-properties draw:stroke="none" draw:fill="none" fo:min-height="1.988cm"/>
      <style:paragraph-properties style:writing-mode="lr-tb"/>
    </style:style>
    <style:style style:name="gr8" style:family="graphic" style:parent-style-name="standard">
      <style:graphic-properties draw:stroke="none" draw:fill="none" fo:min-height="3.25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3.75cm" fo:min-width="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75cm" svg:height="3cm" svg:x="2cm" svg:y="1.5cm">
          <text:p text:style-name="P1">Beer page with snappy tit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99cm" svg:height="0.999cm" svg:x="32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5cm" svg:height="7.75cm" svg:x="1.75cm" svg:y="11.75cm">
          <text:p text:style-name="P1">Beer Generator.</text:p>
          <text:p text:style-name="P1"/>
          <text:p text:style-name="P1">Takes user inputs</text:p>
          <text:p text:style-name="P1">e.g. hops, alcohol by volume</text:p>
          <text:p text:style-name="P1">et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5cm" svg:height="5.75cm" svg:x="12.75cm" svg:y="5.5cm">
          <text:p text:style-name="P1">Random Generation 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5.75cm" svg:x="13cm" svg:y="12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cm" svg:height="4.25cm" svg:x="13cm" svg:y="19.25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25cm" svg:height="2.238cm" svg:x="13.5cm" svg:y="13.762cm">
          <draw:text-box>
            <text:p>Random Generation 2</text:p>
          </draw:text-box>
        </draw:frame>
        <draw:frame draw:style-name="gr8" draw:text-style-name="P3" draw:layer="layout" svg:width="4.25cm" svg:height="3.5cm" svg:x="13.75cm" svg:y="20.25cm">
          <draw:text-box>
            <text:p>Random Generation 3</text:p>
          </draw:text-box>
        </draw:frame>
        <draw:custom-shape draw:style-name="gr9" draw:text-style-name="P2" draw:layer="layout" svg:width="6.5cm" svg:height="4cm" svg:x="3.25cm" svg:y="6cm">
          <text:p text:style-name="P1">Click one box that will move you the the receipt generation page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3T20:01:16.270000000</meta:creation-date>
    <dc:date>2023-02-23T20:12:07.599000000</dc:date>
    <meta:editing-duration>PT10M51S</meta:editing-duration>
    <meta:editing-cycles>1</meta:editing-cycles>
    <meta:document-statistic meta:object-count="9"/>
    <meta:generator>LibreOffice/7.4.3.2$Windows_X86_64 LibreOffice_project/1048a8393ae2eeec98dff31b5c133c5f1d08b890</meta:generator>
  </office:meta>
</office:document-meta>
</file>